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5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2.5625in"/>
    </style:style>
    <style:style style:name="Table1.1" style:family="table-row">
      <style:table-row-properties style:min-row-height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3.910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05eca1" officeooo:paragraph-rsid="0005eca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5eca1" officeooo:paragraph-rsid="0005eca1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officeooo:rsid="0005eca1" officeooo:paragraph-rsid="0005eca1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weight="bold" officeooo:rsid="0005eca1" officeooo:paragraph-rsid="0007808a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72eb1" officeooo:paragraph-rsid="0007808a" style:font-weight-asian="bold" style:font-weight-complex="bold"/>
    </style:style>
    <style:style style:name="P6" style:family="paragraph" style:parent-style-name="Table_20_Contents">
      <style:text-properties fo:font-weight="bold" officeooo:rsid="0008e65f" style:font-weight-asian="bold" style:font-weight-complex="bold"/>
    </style:style>
    <style:style style:name="P7" style:family="paragraph" style:parent-style-name="Table_20_Contents">
      <style:text-properties fo:font-weight="bold" officeooo:rsid="0008e65f" officeooo:paragraph-rsid="000dbd27" style:font-weight-asian="bold" style:font-weight-complex="bold"/>
    </style:style>
    <style:style style:name="P8" style:family="paragraph" style:parent-style-name="Table_20_Contents">
      <style:text-properties fo:font-weight="normal" officeooo:rsid="0007808a" officeooo:paragraph-rsid="000dbd27" style:font-weight-asian="normal" style:font-weight-complex="normal"/>
    </style:style>
    <style:style style:name="P9" style:family="paragraph" style:parent-style-name="Table_20_Contents">
      <style:text-properties fo:font-weight="normal" officeooo:rsid="000dbd27" officeooo:paragraph-rsid="000dbd27" style:font-weight-asian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officeooo:paragraph-rsid="0007808a"/>
    </style:style>
    <style:style style:name="P11" style:family="paragraph" style:parent-style-name="Table_20_Contents" style:list-style-name="L1">
      <style:text-properties fo:font-weight="normal" officeooo:rsid="0007808a" officeooo:paragraph-rsid="000dbd27" style:font-weight-asian="normal" style:font-weight-complex="normal"/>
    </style:style>
    <style:style style:name="P12" style:family="paragraph" style:parent-style-name="Table_20_Contents">
      <style:text-properties fo:font-weight="normal" officeooo:rsid="0007808a" officeooo:paragraph-rsid="00109a89" style:font-weight-asian="normal" style:font-weight-complex="normal"/>
    </style:style>
    <style:style style:name="P13" style:family="paragraph" style:parent-style-name="Table_20_Contents" style:list-style-name="L1">
      <style:text-properties fo:font-weight="normal" officeooo:rsid="000dbd27" officeooo:paragraph-rsid="000dbd27" style:font-weight-asian="normal" style:font-weight-complex="normal"/>
    </style:style>
    <style:style style:name="P14" style:family="paragraph" style:parent-style-name="Table_20_Contents" style:list-style-name="L5">
      <style:text-properties fo:font-weight="normal" officeooo:rsid="000dbd27" officeooo:paragraph-rsid="000dbd27" style:font-weight-asian="normal" style:font-weight-complex="normal"/>
    </style:style>
    <style:style style:name="P15" style:family="paragraph" style:parent-style-name="Table_20_Contents" style:list-style-name="L5">
      <style:text-properties fo:font-weight="normal" officeooo:rsid="000dbd27" officeooo:paragraph-rsid="00109a89" style:font-weight-asian="normal" style:font-weight-complex="normal"/>
    </style:style>
    <style:style style:name="P16" style:family="paragraph" style:parent-style-name="Table_20_Contents">
      <style:text-properties fo:font-weight="normal" officeooo:rsid="000dbd27" officeooo:paragraph-rsid="00109a89" style:font-weight-asian="normal" style:font-weight-complex="normal"/>
    </style:style>
    <style:style style:name="P17" style:family="paragraph" style:parent-style-name="Table_20_Contents" style:list-style-name="L1">
      <style:text-properties fo:font-weight="normal" officeooo:rsid="0008e65f" officeooo:paragraph-rsid="000dbd27" style:font-weight-asian="normal" style:font-weight-complex="normal"/>
    </style:style>
    <style:style style:name="P18" style:family="paragraph" style:parent-style-name="Table_20_Contents" style:list-style-name="L2">
      <style:paragraph-properties fo:text-align="start" style:justify-single-word="false"/>
      <style:text-properties fo:font-weight="normal" officeooo:rsid="0005eca1" officeooo:paragraph-rsid="0005eca1" style:font-weight-asian="normal" style:font-weight-complex="normal"/>
    </style:style>
    <style:style style:name="P19" style:family="paragraph" style:parent-style-name="Table_20_Contents" style:list-style-name="L4">
      <style:paragraph-properties fo:text-align="start" style:justify-single-word="false"/>
      <style:text-properties fo:font-weight="normal" officeooo:rsid="00072eb1" officeooo:paragraph-rsid="0007808a" style:font-weight-asian="normal" style:font-weight-complex="normal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weight="bold" officeooo:rsid="00072eb1" officeooo:paragraph-rsid="0007808a" style:font-weight-asian="bold" style:font-weight-complex="bold"/>
    </style:style>
    <style:style style:name="P21" style:family="paragraph" style:parent-style-name="Table_20_Contents">
      <style:text-properties fo:font-weight="bold" officeooo:rsid="00109a89" officeooo:paragraph-rsid="00109a89" style:font-weight-asian="bold" style:font-weight-complex="bold"/>
    </style:style>
    <style:style style:name="P22" style:family="paragraph" style:parent-style-name="Table_20_Contents">
      <style:text-properties fo:font-weight="bold" officeooo:rsid="001174f1" officeooo:paragraph-rsid="001174f1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officeooo:paragraph-rsid="00109a89"/>
    </style:style>
    <style:style style:name="T1" style:family="text">
      <style:text-properties officeooo:rsid="0007808a"/>
    </style:style>
    <style:style style:name="T2" style:family="text">
      <style:text-properties officeooo:rsid="0008e65f"/>
    </style:style>
    <style:style style:name="T3" style:family="text">
      <style:text-properties officeooo:rsid="000a96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808a" style:font-weight-asian="bold" style:font-weight-complex="bold"/>
    </style:style>
    <style:style style:name="T6" style:family="text">
      <style:text-properties fo:font-weight="bold" officeooo:rsid="0005eca1" style:font-weight-asian="bold" style:font-weight-complex="bold"/>
    </style:style>
    <style:style style:name="T7" style:family="text">
      <style:text-properties fo:font-weight="bold" officeooo:rsid="000fb0c2" style:font-weight-asian="bold" style:font-weight-complex="bold"/>
    </style:style>
    <style:style style:name="T8" style:family="text">
      <style:text-properties fo:font-weight="bold" officeooo:rsid="00109a89" style:font-weight-asian="bold" style:font-weight-complex="bold"/>
    </style:style>
    <style:style style:name="T9" style:family="text">
      <style:text-properties fo:font-weight="bold" officeooo:rsid="00123172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075in" fo:text-indent="-0.25in" fo:margin-left="0.00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75in" fo:text-indent="-0.25in" fo:margin-left="0.25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075in" fo:text-indent="-0.25in" fo:margin-left="0.50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75in" fo:text-indent="-0.25in" fo:margin-left="0.75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075in" fo:text-indent="-0.25in" fo:margin-left="1.00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75in" fo:text-indent="-0.25in" fo:margin-left="1.25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075in" fo:text-indent="-0.25in" fo:margin-left="1.50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75in" fo:text-indent="-0.25in" fo:margin-left="1.75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75in" fo:text-indent="-0.25in" fo:margin-left="2.00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75in" fo:text-indent="-0.25in" fo:margin-left="2.25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  <text:p text:style-name="P2">Name</text:p>
          </table:table-cell>
          <table:table-cell table:style-name="Table1.A1" office:value-type="string">
            <text:p text:style-name="P3"><text:span text:style-name="T3">24</text:span>-08-2015 </text:p>
            <text:p text:style-name="P23"><text:span text:style-name="T6"><text:s text:c="2"/></text:span></text:p>
            <text:p text:style-name="P23"><text:span text:style-name="T6">Yesterday </text:span><text:span text:style-name="T5">Timing ( 10:30 – 6:</text:span><text:span text:style-name="T8">15</text:span><text:span text:style-name="T5">)</text:span></text:p>
          </table:table-cell>
          <table:table-cell table:style-name="Table1.C1" office:value-type="string">
            <text:p text:style-name="P10"><text:span text:style-name="T5">2</text:span><text:span text:style-name="T9">5</text:span><text:span text:style-name="T6">-08-2015 <text:s text:c="5"/></text:span></text:p>
            <text:p text:style-name="P4"/>
            <text:p text:style-name="P4">Today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P1">Amina Nisar</text:p>
          </table:table-cell>
          <table:table-cell table:style-name="Table1.A2" office:value-type="string">
            <text:p text:style-name="P7"/>
            <text:p text:style-name="P12"/>
            <text:p text:style-name="P16"><text:span text:style-name="T4">Application Structure</text:span> : </text:p>
            <text:list xml:id="list5808300084311551541" text:style-name="L5">
              <text:list-header>
                <text:p text:style-name="P15"/>
              </text:list-header>
              <text:list-item>
                <text:p text:style-name="P15"><text:s/>Learn the directory structure of Laravel application </text:p>
                <text:p text:style-name="P15"/>
              </text:list-item>
              <text:list-item>
                <text:p text:style-name="P15"><text:s/>Learn the flow of MVC in laravel</text:p>
              </text:list-item>
            </text:list>
            <text:p text:style-name="P16"/>
            <text:list xml:id="list165119273307573" text:continue-numbering="true" text:style-name="L5">
              <text:list-header>
                <text:p text:style-name="P15"/>
              </text:list-header>
              <text:list-item>
                <text:p text:style-name="P15"><text:s/>Install Laravel in Vagrant </text:p>
              </text:list-item>
            </text:list>
            <text:p text:style-name="P21"/>
            <text:p text:style-name="P21">Request life Cycle</text:p>
            <text:p text:style-name="P21"/>
            <text:p text:style-name="P21">Laravel HomeStead</text:p>
          </table:table-cell>
          <table:table-cell table:style-name="Table1.C2" office:value-type="string">
            <text:p text:style-name="Table_20_Contents"/>
            <text:p text:style-name="P6"/>
            <text:p text:style-name="P22">HomeStead</text:p>
            <text:p text:style-name="P22"/>
            <text:p text:style-name="P22">Routers</text:p>
            <text:p text:style-name="P22"/>
            <text:p text:style-name="P22">Middleware</text:p>
            <text:p text:style-name="P22"/>
            <text:p text:style-name="P22">Controllers</text:p>
            <text:p text:style-name="P22"/>
            <text:p text:style-name="P22">Request and Response Object</text:p>
            <text:p text:style-name="P22"/>
            <text:p text:style-name="P22">Views</text:p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16:03:18.177926418</meta:creation-date>
    <dc:date>2015-08-25T16:51:18.201896503</dc:date>
    <meta:editing-duration>PT21M24S</meta:editing-duration>
    <meta:editing-cycles>13</meta:editing-cycles>
    <meta:generator>LibreOffice/4.2.8.2$Linux_X86_64 LibreOffice_project/420m0$Build-2</meta:generator>
    <meta:document-statistic meta:table-count="1" meta:image-count="0" meta:object-count="0" meta:page-count="1" meta:paragraph-count="22" meta:word-count="52" meta:character-count="330" meta:non-whitespace-character-count="286"/>
  </office:meta>
</office:document-meta>
</file>